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 style:data-style-name="N44"/>
    <style:style style:name="ce4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2" table:default-cell-style-name="Default"/>
        <table:table-column table:style-name="co3" table:default-cell-style-name="ce3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4" table:formula="of:=SUM([.E$1:.E$1048576])" office:value-type="time" office:time-value="-PT08H35M00S" calcext:value-type="time">
            <text:p>-08:35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table:number-columns-repeated="2"/>
          <table:table-cell table:formula="of:=[.C9]-[.B9]" office:value-type="time" office:time-value="-PT15H30M00S" calcext:value-type="time">
            <text:p>-15:3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0]-[.B1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5"/>
          <table:table-cell table:style-name="ce3"/>
          <table:table-cell/>
        </table:table-row>
        <table:table-row table:style-name="ro1" table:number-rows-repeated="3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13:31:48.18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3-21T16:29:04.616000000</dc:date>
    <meta:editing-duration>PT16H1M12S</meta:editing-duration>
    <meta:editing-cycles>12</meta:editing-cycles>
    <meta:generator>LibreOffice/7.2.5.2$Windows_X86_64 LibreOffice_project/499f9727c189e6ef3471021d6132d4c694f357e5</meta:generator>
    <meta:document-statistic meta:table-count="1" meta:cell-count="45" meta:object-count="0"/>
  </office:meta>
</office:document-meta>
</file>